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5479in" table:align="margins"/>
    </style:style>
    <style:style style:name="Table1.A" style:family="table-column">
      <style:table-column-properties style:column-width="2.6368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ext_20_body">
      <style:paragraph-properties fo:padding="0.0291in" fo:border-left="none" fo:border-right="none" fo:border-top="none" fo:border-bottom="0.0008in solid #000000" style:join-border="false"/>
    </style:style>
    <style:style style:name="P3" style:family="paragraph" style:parent-style-name="Table_20_Contents">
      <style:text-properties fo:font-weight="bold" style:font-weight-asian="bold" style:font-weight-complex="bold"/>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line: </text:p>
      <text:p text:style-name="Standard"/>
      <text:list xml:id="list1919279845" text:style-name="L1">
        <text:list-item>
          <text:p text:style-name="P1">scaling out the services tier</text:p>
        </text:list-item>
        <text:list-item>
          <text:p text:style-name="P1">todays applications stem from a common service and domain model</text:p>
        </text:list-item>
        <text:list-item>
          <text:p text:style-name="P1">this distinction is even more important than ever in a world where a given service tier might be used intra vm from a web application, as a service tier from a RIA applicatio (for example, those built on Flex or GWT, or standard AJAX), and from remote clients possibly for integration purposes as with a SOAP or REST interface. </text:p>
        </text:list-item>
        <text:list-item>
          <text:p text:style-name="P1">In essence, designing a service tier is critical to successfully building an application as everything tends to flow from it</text:p>
        </text:list-item>
        <text:list-item>
          <text:p text:style-name="P1">a service tier is itself designed in terms of the entities it manipulates, the objects that describe the nouns in the business problem youre trying to solve. </text:p>
        </text:list-item>
        <text:list-item>
          <text:p text:style-name="P1">This fact underlies many approaches like MDD and DDD</text:p>
        </text:list-item>
        <text:list-item>
          <text:p text:style-name="P1">there are many different ways to describe a service tier</text:p>
          <text:list>
            <text:list-item>
              <text:p text:style-name="P1">historically, there were artificial divisions among the layers. Histrocially, logic that persisted the data for a given entity could be very complex (think about raw JDBC, or EJB 2.x) and so would usually be factored out into a seperate DAO or Repository layer. Clients of the dao layer would use objects specific to the dao – typically fine grained objects.</text:p>
            </text:list-item>
            <text:list-item>
              <text:p text:style-name="P1">those layers were then assembled into a service tier, which might in turn have more complex entity objects that aggregate the lower, fine grained objects from the dao tier in a form that clients could consume.</text:p>
            </text:list-item>
            <text:list-item>
              <text:p text:style-name="P1">As often as not, the clients of the services were layers designed to expose the services remotely through various technologies in an entirely different layer using code bound to that layer (this might've been SOAP, ro EJBs, or CORBA). </text:p>
            </text:list-item>
            <text:list-item>
              <text:p text:style-name="P1">finally, because that last layer was physically distributed and remote, as often as not, a client side layer was created with decomposed, wire-friendly objects called DTOs that made talking to the remote service layer easier</text:p>
            </text:list-item>
          </text:list>
        </text:list-item>
        <text:list-item>
          <text:p text:style-name="P1">Nowadays, we can collapse muhc of that logic down.</text:p>
          <text:list>
            <text:list-item>
              <text:p text:style-name="P1">First, most systems have little need for a dedicated DAO layer or repository layer because persistence concerns these days can be readily handled in one liners through technologies like the Spring JDBC abstraction, Hibernate, and – very commonly – the JPA technology. <text:s/></text:p>
            </text:list-item>
            <text:list-item>
              <text:p text:style-name="P1">Second, whereas before it was common to require remoting or distribution specific centric code and itnerfaces to expose a service tier, its very easy to acehvieve the same effect with a standard POJO service tier using spring and AOP, so very few people specifically 'write' a remoting layer above and beyond a service tier. Part and parcel of that last statement is that designing client side interfaces for remote srvices is very easy and does not require specific work. Additionally, the 'common knowledge' that a service tier needs to be distributed has been challenged. After all, many people design a service tier simply to consume it in the same VM from a web application. The service tier, in this case, is simply where the transactional business logic is kept and the client is wehre the web state iskept. The division is an API distinction, not a application topology distinction. </text:p>
            </text:list-item>
            <text:list-item>
              <text:p text:style-name="P1">The only reason we'd want to design a second layer specifically for remote clients is for ease of integration. Not all clients speak java, and not all clients should know the intricacies of our service tier. We want to provide a simpler, more open mecahnism for integration or because we want clients to be decoupled from the interface of our system. Int both these cases, a lot of people approach it by building a RESTful tier these days as this opens it up for consumption from a lot of different clients.</text:p>
            </text:list-item>
          </text:list>
        </text:list-item>
      </text:list>
      <text:p text:style-name="Standard"/>
      <text:p text:style-name="Standard"/>
      <text:p text:style-name="Standard">Green Beans: Better Business Logic with Spring </text:p>
      <text:p text:style-name="Standard"/>
      <text:p text:style-name="Text_20_body">All applications stem from a domain model. The term “domain model” describes the nouns in a system – the actors and objects in a system that are important to the problem you're trying to solve. This domain model typically lives in the same tier as the logic that uses that domain model to solve a problem, called the service tier. Typically, this tier is built in such a way as to not be tied to the concerns of the tier (or tiers) that presents the business logic to a user, the view tier. The business tier, ideally, is independent of the clients that ultimately consume it. </text:p>
      <text:p text:style-name="Text_20_body">Within the business tier, there are many different ways to partition the code even further. Many of these divisions are driven by design aesthetic, or ease of integration or, unfortunately, by artificial concerns born of habit. Business logic is often concerned with the persistence of data into some sort of back end store – commonly a relational database (RDBMS) like PostgreSQL or Oracle. Because the business tier is the central gateway to the state of your data, it's got to be concerned with things like multi-threaded access, and consistency. Often, systems leverage transactions, in conjunction with a backend datastore, to meet these challenges.</text:p>
      <text:p text:style-name="Text_20_body">The state of the art for building services has grown by leaps and bounds of the last decade, and a lot of the perfunctory layers of yesterdays architectures are less important today. </text:p>
      <text:p text:style-name="Text_20_body">Let's look at some of those layers and describe their place in a service tier. </text:p>
      <text:p text:style-name="Text_20_body">Let's look at the terms “DAO”s or “repositories.” These terms are often used interchangeably. They are envisioned as objects ith specialized knowledge of how to persist objects to a backend data store, like an RDBMS. This used to be a very useful distinction because persistence was a difficult thing to get right. The tools popular when people used this term sprung into popularity were straight JDBC and EJB (bean, or container) managed persistence. </text:p>
      <text:p text:style-name="Text_20_body">Next, you'll find the services tier, which is usually envisioned as a more course grained layer that manipulates the aforementioned DAOs to deliver business value. For example, you might describe the logic for adding a user to a system, or managing a customer's orders and line items. </text:p>
      <text:p text:style-name="Text_20_body">You'll frequently find yet another layer that builds on top of the business tier to provide distribution and to expose the service tier to remote clients. Because this layer is concerned with making services available for remote consumption, you'll often find that clients work in terms of wire-friendly objects called (data transfer objects) DTOs whose raison d'etre is to make ferrying objects back and forth across the wire easier.</text:p>
      <text:p text:style-name="Text_20_body">Clearly, if you wanted to, you could easily spend a <text:span text:style-name="T1">lot </text:span>of time designing your business logic if you had to build all those pieces! Thankfully, this is not a requirement for many applications. First, persistence is a very straightforward thing today thanks to various technologies like the Spring JDBC framework, Hibernate, and the Java Persistence Architecture (JPA). So, there's less a requirement for a separate DAO tier. People often just fold this into the service tier along side transaction concerns and the business logic. </text:p>
      <text:p text:style-name="Text_20_body">Second, there's less a need for extra layers designed especially to achieve distribution, or remoting. There are several reasons for this: first, service tiers don't always need distribution, and many people simply collocate them in the same binary as the client – usually a web application. Second, the rise of POJO-centric frameworks like the Spring framework has made distribution of a service tier a function of configuration, not engineering effort, and so there's no need for an extra layer. The main reason people might still create a second tier today is to aid in integration and to decouple clients from the service tier interfaces. One common manifestation of this is REST, which provides a way to expose services in a very open, standards-oriented way. In most applications today, there's a services tier, and on occasion, a remote interface like one built on top of REST that can be readily consumed by all sorts of clients from many platforms of varying sophistication. </text:p>
      <text:p text:style-name="Text_20_body">In this post, we'll make quick work of building a service tier using the Spring framework. </text:p>
      <text:p text:style-name="Text_20_body">Let's describe the domain model, or entities in our code. The domain model is central to many applications. Tools like Groovy on Grails and Spring Roo can infer, and automatically generate, the service layer and even RESTful controllers for you from these objects. This approach is called model-driven development, and can be a great aid for highly interactive application development. We'll build a services tier manually, and explore the first-class support provide by the Spring framework. </text:p>
      <text:p text:style-name="Text_20_body">For our simple application, we'll build a customer management service. This service will handle all concerns related to the proper creation and evolution of Customer data. A person is only a customer if he or she has purchased something from a business. A person's purchases are called purchases, which have line items, which in turn have a reference to a product that's purchased. We'll store all of this data in a standard SQL database, in this case, PostgreSQL. </text:p>
      <text:p text:style-name="Text_20_body">The entities have relationships: a customer can have zero or more purchases. A purchase can have one or more line items, and a line item has a reference to a single product. This sort of data - linked data with shallow record counts - is a natural fit for a relational database. There are other types of databases that are specialized to other types of storage, such as the various NoSQL options. <text:s text:c="2"/></text:p>
      <text:p text:style-name="Text_20_body">Let's look at the simple service interface well use to deal with these objects.</text:p>
      <text:p text:style-name="Text_20_body"/>
      <text:p text:style-name="Text_20_body"/>
      <text:p text:style-name="Text_20_body"/>
      <table:table table:name="Table1" table:style-name="Table1">
        <table:table-column table:style-name="Table1.A" table:number-columns-repeated="4"/>
        <table:table-row>
          <table:table-cell table:style-name="Table1.A1" office:value-type="string">
            <text:p text:style-name="P3">Support Class</text:p>
          </table:table-cell>
          <table:table-cell table:style-name="Table1.A1" office:value-type="string">
            <text:p text:style-name="P3">JDBC</text:p>
          </table:table-cell>
          <table:table-cell table:style-name="Table1.A1" office:value-type="string">
            <text:p text:style-name="P3">Hibernate</text:p>
          </table:table-cell>
          <table:table-cell table:style-name="Table1.D1" office:value-type="string">
            <text:p text:style-name="P3">JPA</text:p>
          </table:table-cell>
        </table:table-row>
        <table:table-row>
          <table:table-cell table:style-name="Table1.A2" office:value-type="string">
            <text:p text:style-name="Text_20_body">Template</text:p>
          </table:table-cell>
          <table:table-cell table:style-name="Table1.A2" office:value-type="string">
            <text:p text:style-name="Table_20_Contents">JdbcTemplate</text:p>
          </table:table-cell>
          <table:table-cell table:style-name="Table1.A2" office:value-type="string">
            <text:p text:style-name="Table_20_Contents">HibernateTemplate</text:p>
          </table:table-cell>
          <table:table-cell table:style-name="Table1.D2" office:value-type="string">
            <text:p text:style-name="Table_20_Contents">JpaTemplate</text:p>
          </table:table-cell>
        </table:table-row>
        <table:table-row>
          <table:table-cell table:style-name="Table1.A2" office:value-type="string">
            <text:p text:style-name="Text_20_body">DAO</text:p>
          </table:table-cell>
          <table:table-cell table:style-name="Table1.A2" office:value-type="string">
            <text:p text:style-name="Table_20_Contents">JdbcDaoSupport</text:p>
          </table:table-cell>
          <table:table-cell table:style-name="Table1.A2" office:value-type="string">
            <text:p text:style-name="Table_20_Contents">HibernateDaoSupport</text:p>
          </table:table-cell>
          <table:table-cell table:style-name="Table1.D2" office:value-type="string">
            <text:p text:style-name="Table_20_Contents">JpaDaoSupport</text:p>
          </table:table-cell>
        </table:table-row>
        <table:table-row>
          <table:table-cell table:style-name="Table1.A2" office:value-type="string">
            <text:p text:style-name="Text_20_body">Transaction</text:p>
          </table:table-cell>
          <table:table-cell table:style-name="Table1.A2" office:value-type="string">
            <text:p text:style-name="Table_20_Contents">DataSourceTransaction</text:p>
          </table:table-cell>
          <table:table-cell table:style-name="Table1.A2" office:value-type="string">
            <text:p text:style-name="Table_20_Contents">HibernateTransaction</text:p>
          </table:table-cell>
          <table:table-cell table:style-name="Table1.D2" office:value-type="string">
            <text:p text:style-name="Table_20_Contents">JpaTransactionManager</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Long</meta:initial-creator>
    <meta:creation-date>2010-12-15T23:44:31</meta:creation-date>
    <dc:date>2010-12-16T22:20:11</dc:date>
    <dc:creator>Josh Long</dc:creator>
    <meta:editing-duration>PT22H35M41S</meta:editing-duration>
    <meta:editing-cycles>30</meta:editing-cycles>
    <meta:generator>OpenOffice.org/3.2$Unix OpenOffice.org_project/320m12$Build-9483</meta:generator>
    <meta:document-statistic meta:table-count="1" meta:image-count="0" meta:object-count="0" meta:page-count="1" meta:paragraph-count="47" meta:word-count="1591" meta:character-count="9529"/>
  </office:meta>
</office:document-meta>
</file>